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7.8316">
            <text:p>87.831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587">
            <text:p>95.55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03">
            <text:p>97.4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572">
            <text:p>97.7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3522">
            <text:p>98.3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3611">
            <text:p>95.3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593">
            <text:p>97.7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818">
            <text:p>96.5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684">
            <text:p>96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04">
            <text:p>96.0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6316">
            <text:p>96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7524">
            <text:p>98.7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91">
            <text:p>97.8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559">
            <text:p>97.75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45">
            <text:p>98.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833">
            <text:p>96.4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692">
            <text:p>96.9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933">
            <text:p>97.7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255">
            <text:p>98.425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22">
            <text:p>99.2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467">
            <text:p>95.9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682">
            <text:p>97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17">
            <text:p>97.8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085">
            <text:p>97.20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313">
            <text:p>96.1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229">
            <text:p>97.2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2">
            <text:p>96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1059">
            <text:p>95.10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4556">
            <text:p>98.4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966">
            <text:p>97.4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533">
            <text:p>96.5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667">
            <text:p>97.7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207">
            <text:p>96.8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63">
            <text:p>97.12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234">
            <text:p>98.22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152">
            <text:p>96.51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923">
            <text:p>97.29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962">
            <text:p>97.1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469">
            <text:p>97.0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98">
            <text:p>95.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364">
            <text:p>98.3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673">
            <text:p>96.56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063">
            <text:p>96.1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549">
            <text:p>96.9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211">
            <text:p>96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407">
            <text:p>96.40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947">
            <text:p>98.1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393">
            <text:p>97.4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88">
            <text:p>98.0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25">
            <text:p>98.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434">
            <text:p>98.24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852">
            <text:p>97.3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7584">
            <text:p>96.758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222">
            <text:p>97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792">
            <text:p>97.9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87">
            <text:p>98.3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403">
            <text:p>96.840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.1211">
            <text:p>97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775">
            <text:p>97.47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825">
            <text:p>96.8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056">
            <text:p>96.5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455">
            <text:p>96.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943">
            <text:p>97.494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604">
            <text:p>97.760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269">
            <text:p>96.5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88">
            <text:p>95.8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316">
            <text:p>98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394">
            <text:p>97.439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8686">
            <text:p>96.868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862">
            <text:p>98.1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632">
            <text:p>97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439">
            <text:p>97.74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105">
            <text:p>97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667">
            <text:p>96.4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172">
            <text:p>97.21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615">
            <text:p>97.66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03">
            <text:p>97.4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588">
            <text:p>98.0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618">
            <text:p>97.76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773">
            <text:p>97.7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444">
            <text:p>96.644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063">
            <text:p>97.4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039">
            <text:p>97.3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286">
            <text:p>99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725">
            <text:p>97.672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187">
            <text:p>96.91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235">
            <text:p>96.2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679">
            <text:p>97.46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567">
            <text:p>97.5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572">
            <text:p>97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539">
            <text:p>96.9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286">
            <text:p>97.52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1542">
            <text:p>97.1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SUM([.A1:.A500])/500" office:value-type="float" office:value="98.0496756000001">
            <text:p>98.0496756</text:p>
          </table:table-cell>
          <table:table-cell table:formula="of:=SUM([.B1:.B500])/500" office:value-type="float" office:value="13.598">
            <text:p>13.5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10:4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